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d2921" officeooo:paragraph-rsid="000d2921"/>
    </style:style>
    <style:style style:name="P2" style:family="paragraph" style:parent-style-name="Text_20_body" style:list-style-name="L1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0051027" text:style-name="L1">
        <text:list-item>
          <text:p text:style-name="P2">Le déploiement continu est un processus qui permet de mettre en production des modifications de code de manière automatisée et transparente pour les utilisateurs finaux.</text:p>
        </text:list-item>
        <text:list-item>
          <text:p text:style-name="P2">Kubernetes est un système open source qui peut être utilisé pour mettre en place un environnement de déploiement continu.</text:p>
        </text:list-item>
        <text:list-item>
          <text:p text:style-name="P2">Pour utiliser Kubernetes pour le déploiement continu, vous devriez d'abord créer un cluster Kubernetes en utilisant des outils tels que <text:span text:style-name="Source_20_Text"><text:span text:style-name="T1">kubeadm</text:span></text:span> ou <text:span text:style-name="Source_20_Text"><text:span text:style-name="T1">minikube</text:span></text:span>.</text:p>
        </text:list-item>
        <text:list-item>
          <text:p text:style-name="P2">Vous pouvez ensuite utiliser des outils de gestion de configuration tels que <text:span text:style-name="Source_20_Text"><text:span text:style-name="T1">Helm</text:span></text:span> pour gérer les différents composants de votre application.</text:p>
        </text:list-item>
        <text:list-item>
          <text:p text:style-name="P2">Vous pouvez également utiliser des outils de pipeline d'intégration continue tels que <text:span text:style-name="Source_20_Text"><text:span text:style-name="T1">Jenkins</text:span></text:span> pour automatiser le processus de déploiement.</text:p>
        </text:list-item>
        <text:list-item>
          <text:p text:style-name="P2">Pour utiliser Jenkins pour déployer automatiquement sur votre cluster Kubernetes, vous devriez configurer Jenkins pour se connecter à votre cluster en utilisant un fichier de configuration <text:span text:style-name="Source_20_Text"><text:span text:style-name="T1">kubeconfig</text:span></text:span>.</text:p>
        </text:list-item>
        <text:list-item>
          <text:p text:style-name="P2">Vous pouvez ensuite utiliser l'outil <text:span text:style-name="Source_20_Text"><text:span text:style-name="T1">kubectl</text:span></text:span> dans des scripts d'intégration et de déploiement exécutés par Jenkins pour déployer des applications sur votre cluster.</text:p>
        </text:list-item>
        <text:list-item>
          <text:p text:style-name="P2">Vous pouvez utiliser des plugins Jenkins tels que <text:span text:style-name="Source_20_Text"><text:span text:style-name="T1">Kubernetes Continuous Deploy</text:span></text:span> pour simplifier l'intégration avec Kubernetes.</text:p>
        </text:list-item>
        <text:list-item>
          <text:p text:style-name="P2">Pour utiliser Kubernetes pour mettre en place un environnement de déploiement automatisé dans différents environnements, vous devriez utiliser <text:span text:style-name="Source_20_Text"><text:span text:style-name="T1">Helm</text:span></text:span> pour définir des modèles pour chaque environnement, utiliser <text:span text:style-name="Source_20_Text"><text:span text:style-name="T1">Jenkins</text:span></text:span> pour créer des pipelines d'intégration et de déploiement pour chaque environnement, et configurer les pipelines Jenkins pour utiliser les modèles Helm correspondant à l'environnement cible.</text:p>
        </text:list-item>
      </text:list>
      <text:p text:style-name="Standard"/>
      <text:p text:style-name="Standard"/>
      <text:p text:style-name="P1">Installation kubernetes sur node js</text:p>
      <text:p text:style-name="Standard"/>
      <text:p text:style-name="Standard">https://shareg.pt/1XXGEmZ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8T14:52:53.941324624</meta:creation-date>
    <dc:date>2022-12-08T16:08:12.535088807</dc:date>
    <meta:editing-duration>PT1H5M8S</meta:editing-duration>
    <meta:editing-cycles>1</meta:editing-cycles>
    <meta:document-statistic meta:table-count="0" meta:image-count="0" meta:object-count="0" meta:page-count="1" meta:paragraph-count="11" meta:word-count="241" meta:character-count="1698" meta:non-whitespace-character-count="1477"/>
    <meta:generator>LibreOffice/6.4.7.2$Linux_X86_64 LibreOffice_project/40$Build-2</meta:generator>
  </office:meta>
</office:document-meta>
</file>